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5" style:family="table-column">
      <style:table-column-properties fo:break-before="auto" style:column-width="2.267cm"/>
    </style:style>
    <style:style style:name="co2" style:family="table-column">
      <style:table-column-properties fo:break-before="auto" style:column-width="13.462cm"/>
    </style:style>
    <style:style style:name="co3" style:family="table-column">
      <style:table-column-properties fo:break-before="auto" style:column-width="26.811cm"/>
    </style:style>
    <style:style style:name="co4" style:family="table-column">
      <style:table-column-properties fo:break-before="auto" style:column-width="18.93cm"/>
    </style:style>
    <style:style style:name="co6" style:family="table-column">
      <style:table-column-properties fo:break-before="auto" style:column-width="7.719cm"/>
    </style:style>
    <style:style style:name="ro1" style:family="table-row">
      <style:table-row-properties style:row-height="0.453cm" fo:break-before="auto" style:use-optimal-row-height="true"/>
    </style:style>
    <style:style style:name="ro2" style:family="table-row">
      <style:table-row-properties style:row-height="0.473c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weight="bold" style:font-weight-asian="bold" style:font-weight-complex="bold"/>
    </style:style>
    <style:style style:name="ce2" style:family="table-cell" style:parent-style-name="Default">
      <style:text-properties fo:font-weight="normal" style:font-weight-asian="normal" style:font-weight-complex="normal"/>
    </style:style>
    <style:style style:name="ta_extref" style:family="table">
      <style:table-properties table:display="false"/>
    </style:style>
  </office:automatic-styles>
  <office:body>
    <office:spreadsheet>
      <table:table table:name="Sheet1" table:style-name="ta1" table:print="false">
        <table:table-column table:style-name="co2" table:default-cell-style-name="Default"/>
        <table:table-column table:style-name="co3" table:default-cell-style-name="Default"/>
        <table:table-column table:style-name="co4" table:default-cell-style-name="Default"/>
        <table:table-column table:style-name="co6" table:default-cell-style-name="Default"/>
        <table:table-row table:style-name="ro1">
          <table:table-cell office:value-type="string">
            <text:p>Inputs</text:p>
          </table:table-cell>
          <table:table-cell office:value-type="string">
            <text:p>expected result</text:p>
          </table:table-cell>
          <table:table-cell office:value-type="string">
            <text:p>actual result – as expected unless otherwise stated</text:p>
          </table:table-cell>
          <table:table-cell office:value-type="string">
            <text:p>fixed</text:p>
          </table:table-cell>
        </table:table-row>
        <table:table-row table:style-name="ro1">
          <table:table-cell table:number-columns-repeated="4"/>
        </table:table-row>
        <table:table-row table:style-name="ro1">
          <table:table-cell office:value-type="string">
            <text:p>Menu options</text:p>
          </table:table-cell>
          <table:table-cell table:number-columns-repeated="3"/>
        </table:table-row>
        <table:table-row table:style-name="ro1">
          <table:table-cell table:style-name="ce1" office:value-type="string">
            <text:p>file menu – with one class on diagram</text:p>
          </table:table-cell>
          <table:table-cell table:number-columns-repeated="3"/>
        </table:table-row>
        <table:table-row table:style-name="ro1">
          <table:table-cell office:value-type="string">
            <text:p>File → save</text:p>
          </table:table-cell>
          <table:table-cell office:value-type="string">
            <text:p>a file browser window with a save button and a space to enter a name for the file</text:p>
          </table:table-cell>
          <table:table-cell table:number-columns-repeated="2"/>
        </table:table-row>
        <table:table-row table:style-name="ro1">
          <table:table-cell office:value-type="string">
            <text:p>enter a name then click save</text:p>
          </table:table-cell>
          <table:table-cell office:value-type="string">
            <text:p>a correctly named .xml file in the correct place in the file system which can be loaded back into the program</text:p>
          </table:table-cell>
          <table:table-cell table:number-columns-repeated="2"/>
        </table:table-row>
        <table:table-row table:style-name="ro1">
          <table:table-cell office:value-type="string">
            <text:p>click cancel instead of save</text:p>
          </table:table-cell>
          <table:table-cell office:value-type="string">
            <text:p>the file browser window closes</text:p>
          </table:table-cell>
          <table:table-cell table:number-columns-repeated="2"/>
        </table:table-row>
        <table:table-row table:style-name="ro2">
          <table:table-cell office:value-type="string">
            <text:p>File → open</text:p>
          </table:table-cell>
          <table:table-cell office:value-type="string">
            <text:p>a file browser window with space to enter a file name and a load button</text:p>
          </table:table-cell>
          <table:table-cell office:value-type="string">
            <text:p>user needs to add .xml to the end of the file name themselves</text:p>
          </table:table-cell>
          <table:table-cell/>
        </table:table-row>
        <table:table-row table:style-name="ro1">
          <table:table-cell office:value-type="string">
            <text:p>click cancel</text:p>
          </table:table-cell>
          <table:table-cell office:value-type="string">
            <text:p>window closes and nothing else changes</text:p>
          </table:table-cell>
          <table:table-cell table:number-columns-repeated="2"/>
        </table:table-row>
        <table:table-row table:style-name="ro1">
          <table:table-cell office:value-type="string">
            <text:p>select an appropriate file and click open</text:p>
          </table:table-cell>
          <table:table-cell office:value-type="string">
            <text:p>the file opens and the expected project appears in the diagram panel</text:p>
          </table:table-cell>
          <table:table-cell table:number-columns-repeated="2"/>
        </table:table-row>
        <table:table-row table:style-name="ro1">
          <table:table-cell office:value-type="string">
            <text:p>select a non .xml file</text:p>
          </table:table-cell>
          <table:table-cell office:value-type="string">
            <text:p>a warning message or just doesn't open anything</text:p>
          </table:table-cell>
          <table:table-cell office:value-type="string">
            <text:p>no warning message but nothing changes, acts as if the cancel button was clicked</text:p>
          </table:table-cell>
          <table:table-cell/>
        </table:table-row>
        <table:table-row table:style-name="ro1">
          <table:table-cell office:value-type="string">
            <text:p>File → export as java files</text:p>
          </table:table-cell>
          <table:table-cell office:value-type="string">
            <text:p>a file browser window with a space to enter a folder name and a save button</text:p>
          </table:table-cell>
          <table:table-cell table:number-columns-repeated="2"/>
        </table:table-row>
        <table:table-row table:style-name="ro1">
          <table:table-cell office:value-type="string">
            <text:p>select an already existing folder</text:p>
          </table:table-cell>
          <table:table-cell office:value-type="string">
            <text:p>files representing the classes on the diagram are saved in the correct folder</text:p>
          </table:table-cell>
          <table:table-cell table:number-columns-repeated="2"/>
        </table:table-row>
        <table:table-row table:style-name="ro1">
          <table:table-cell office:value-type="string">
            <text:p>type in a folder that doesn't exist</text:p>
          </table:table-cell>
          <table:table-cell office:value-type="string">
            <text:p>creates the folder</text:p>
          </table:table-cell>
          <table:table-cell office:value-type="string">
            <text:p>warning message io exception are you sure the directory exists</text:p>
          </table:table-cell>
          <table:table-cell office:value-type="string">
            <text:p>not really an error, just differently implemented</text:p>
          </table:table-cell>
        </table:table-row>
        <table:table-row table:style-name="ro1">
          <table:table-cell office:value-type="string">
            <text:p>click cancel</text:p>
          </table:table-cell>
          <table:table-cell office:value-type="string">
            <text:p>closes the window</text:p>
          </table:table-cell>
          <table:table-cell table:number-columns-repeated="2"/>
        </table:table-row>
        <table:table-row table:style-name="ro1">
          <table:table-cell office:value-type="string">
            <text:p>File → exit</text:p>
          </table:table-cell>
          <table:table-cell office:value-type="string">
            <text:p>closes the program</text:p>
          </table:table-cell>
          <table:table-cell table:number-columns-repeated="2"/>
        </table:table-row>
        <table:table-row table:style-name="ro1">
          <table:table-cell table:style-name="ce1" office:value-type="string">
            <text:p>help menu with and without one class on diagram</text:p>
          </table:table-cell>
          <table:table-cell table:number-columns-repeated="3"/>
        </table:table-row>
        <table:table-row table:style-name="ro1">
          <table:table-cell office:value-type="string">
            <text:p>Help → click each menu option in turn</text:p>
          </table:table-cell>
          <table:table-cell office:value-type="string">
            <text:p>brings up appropriate dialog box with help information</text:p>
          </table:table-cell>
          <table:table-cell table:number-columns-repeated="2"/>
        </table:table-row>
        <table:table-row table:style-name="ro1">
          <table:table-cell table:style-name="ce1" office:value-type="string">
            <text:p>edit menu</text:p>
          </table:table-cell>
          <table:table-cell table:number-columns-repeated="3"/>
        </table:table-row>
        <table:table-row table:style-name="ro1">
          <table:table-cell office:value-type="string">
            <text:p>with nothing on diagram</text:p>
          </table:table-cell>
          <table:table-cell office:value-type="string">
            <text:p>unclickable option saying “no class selected”</text:p>
          </table:table-cell>
          <table:table-cell table:number-columns-repeated="2"/>
        </table:table-row>
        <table:table-row table:style-name="ro1">
          <table:table-cell office:value-type="string">
            <text:p>one class on diagram, unselected</text:p>
          </table:table-cell>
          <table:table-cell office:value-type="string">
            <text:p>unclickable option saying “no class selected”</text:p>
          </table:table-cell>
          <table:table-cell table:number-columns-repeated="2"/>
        </table:table-row>
        <table:table-row table:style-name="ro1">
          <table:table-cell table:style-name="ce1" office:value-type="string">
            <text:p>Edit menu – with two classes on diagram, one selected</text:p>
          </table:table-cell>
          <table:table-cell office:value-type="string">
            <text:p>menu options appear</text:p>
          </table:table-cell>
          <table:table-cell table:number-columns-repeated="2"/>
        </table:table-row>
        <table:table-row table:style-name="ro1">
          <table:table-cell table:style-name="ce2" office:value-type="string">
            <text:p>Edit → field (with no fields in class)</text:p>
          </table:table-cell>
          <table:table-cell office:value-type="string">
            <text:p>only sub menu option is add field</text:p>
          </table:table-cell>
          <table:table-cell table:number-columns-repeated="2"/>
        </table:table-row>
        <table:table-row table:style-name="ro1">
          <table:table-cell office:value-type="string">
            <text:p>Edit → field → add field</text:p>
          </table:table-cell>
          <table:table-cell office:value-type="string">
            <text:p>a dialog box appears titled “enter name of new field”</text:p>
          </table:table-cell>
          <table:table-cell table:number-columns-repeated="2"/>
        </table:table-row>
        <table:table-row table:style-name="ro1">
          <table:table-cell office:value-type="string">
            <text:p>cancel the add field dialog</text:p>
          </table:table-cell>
          <table:table-cell office:value-type="string">
            <text:p>the window closes, nothing changes</text:p>
          </table:table-cell>
          <table:table-cell table:number-columns-repeated="2"/>
        </table:table-row>
        <table:table-row table:style-name="ro1">
          <table:table-cell office:value-type="string">
            <text:p>type in a name and click ok</text:p>
          </table:table-cell>
          <table:table-cell office:value-type="string">
            <text:p>the field is added to the class</text:p>
          </table:table-cell>
          <table:table-cell table:number-columns-repeated="2"/>
        </table:table-row>
        <table:table-row table:style-name="ro1">
          <table:table-cell office:value-type="string">
            <text:p>Edit → field (with one field already in class)</text:p>
          </table:table-cell>
          <table:table-cell office:value-type="string">
            <text:p>sub menu options for add field, additional sub menus for each existing field</text:p>
          </table:table-cell>
          <table:table-cell table:number-columns-repeated="2"/>
        </table:table-row>
        <table:table-row table:style-name="ro1">
          <table:table-cell office:value-type="string">
            <text:p>Edit → field → existing field</text:p>
          </table:table-cell>
          <table:table-cell office:value-type="string">
            <text:p>menu options for editing and removing the appropriate field</text:p>
          </table:table-cell>
          <table:table-cell table:number-columns-repeated="2"/>
        </table:table-row>
        <table:table-row table:style-name="ro1">
          <table:table-cell office:value-type="string">
            <text:p>Edit → field → existing field → change type</text:p>
          </table:table-cell>
          <table:table-cell office:value-type="string">
            <text:p>dialog box for changing the type of the field, which updates the correct part of the diagram and cancels correctly</text:p>
          </table:table-cell>
          <table:table-cell table:number-columns-repeated="2"/>
        </table:table-row>
        <table:table-row table:style-name="ro1">
          <table:table-cell office:value-type="string">
            <text:p>Edit → field → existing field → rename</text:p>
          </table:table-cell>
          <table:table-cell office:value-type="string">
            <text:p>dialog box for renaming the field, which changes the name of the field and cancels correctly</text:p>
          </table:table-cell>
          <table:table-cell table:number-columns-repeated="2"/>
        </table:table-row>
        <table:table-row table:style-name="ro1">
          <table:table-cell office:value-type="string">
            <text:p>Edit → field → existing field → change access modifier</text:p>
          </table:table-cell>
          <table:table-cell office:value-type="string">
            <text:p>sub menu with “public/private/protected” menu items, changes the method on the diagram appropriately</text:p>
          </table:table-cell>
          <table:table-cell table:number-columns-repeated="2"/>
        </table:table-row>
        <table:table-row table:style-name="ro1">
          <table:table-cell office:value-type="string">
            <text:p>Edit → field → existing field → delete</text:p>
          </table:table-cell>
          <table:table-cell office:value-type="string">
            <text:p>deletes the selected field</text:p>
          </table:table-cell>
          <table:table-cell table:number-columns-repeated="2"/>
        </table:table-row>
        <table:table-row table:style-name="ro1">
          <table:table-cell office:value-type="string">
            <text:p>Edit → methods → add method, change type, rename, change access modifier</text:p>
          </table:table-cell>
          <table:table-cell office:value-type="string">
            <text:p>work the same as with field</text:p>
          </table:table-cell>
          <table:table-cell table:number-columns-repeated="2"/>
        </table:table-row>
        <table:table-row table:style-name="ro1">
          <table:table-cell office:value-type="string">
            <text:p>Edit → methods → existing method → add argument (with no existing arguments)</text:p>
          </table:table-cell>
          <table:table-cell office:value-type="string">
            <text:p>opens a dialog box to add an argument to the method, cancels correctly</text:p>
          </table:table-cell>
          <table:table-cell table:number-columns-repeated="2"/>
        </table:table-row>
        <table:table-row table:style-name="ro1">
          <table:table-cell office:value-type="string">
            <text:p>Edit → methods → existing method → add argument (with an existing argument)</text:p>
          </table:table-cell>
          <table:table-cell office:value-type="string">
            <text:p>opens a dialog box to add an argument to the method, cancels correctly</text:p>
          </table:table-cell>
          <table:table-cell table:number-columns-repeated="2"/>
        </table:table-row>
        <table:table-row table:style-name="ro1">
          <table:table-cell office:value-type="string">
            <text:p>Edit → methods → existing method (with an existing argument) </text:p>
          </table:table-cell>
          <table:table-cell office:value-type="string">
            <text:p>shows menu options for adding a new argument and menus for each existing argument</text:p>
          </table:table-cell>
          <table:table-cell table:number-columns-repeated="2"/>
        </table:table-row>
        <table:table-row table:style-name="ro1">
          <table:table-cell office:value-type="string">
            <text:p>Edit → methods → existing method → existing argument</text:p>
          </table:table-cell>
          <table:table-cell office:value-type="string">
            <text:p>delete, rename and change type menu options for the selected argument</text:p>
          </table:table-cell>
          <table:table-cell table:number-columns-repeated="2"/>
        </table:table-row>
        <table:table-row table:style-name="ro1">
          <table:table-cell office:value-type="string">
            <text:p>Edit → methods → existing method → existing argument → delete/rename</text:p>
          </table:table-cell>
          <table:table-cell office:value-type="string">
            <text:p>delete or rename the selected argument</text:p>
          </table:table-cell>
          <table:table-cell table:number-columns-repeated="2"/>
        </table:table-row>
        <table:table-row table:style-name="ro1">
          <table:table-cell office:value-type="string">
            <text:p>Edit → methods → existing method → existing argument → change type</text:p>
          </table:table-cell>
          <table:table-cell office:value-type="string">
            <text:p>dialog box for changing the type of the argument, which updates the correct part of the diagram and cancels correctly</text:p>
          </table:table-cell>
          <table:table-cell table:number-columns-repeated="2"/>
        </table:table-row>
        <table:table-row table:style-name="ro1">
          <table:table-cell office:value-type="string">
            <text:p>Edit → aggregations → add an aggregate class → click blank area of diagram</text:p>
          </table:table-cell>
          <table:table-cell office:value-type="string">
            <text:p>a line appears on the diagram, the end of which follows the mouse, which disappears when a blank area of the diagram is clicked</text:p>
          </table:table-cell>
          <table:table-cell office:value-type="string">
            <text:p>it disappears but lots of errors appear on the command line and the class on the diagram can no longer be selected</text:p>
          </table:table-cell>
          <table:table-cell office:value-type="string">
            <text:p>yes</text:p>
          </table:table-cell>
        </table:table-row>
        <table:table-row table:style-name="ro1">
          <table:table-cell office:value-type="string">
            <text:p>Edit → aggregations → add an aggregate class → click button panel</text:p>
          </table:table-cell>
          <table:table-cell office:value-type="string">
            <text:p>line continues to follow mouse until somewhere on the diagram panel is clicked or a button is pressed</text:p>
          </table:table-cell>
          <table:table-cell table:number-columns-repeated="2"/>
        </table:table-row>
        <table:table-row table:style-name="ro1">
          <table:table-cell office:value-type="string">
            <text:p>Edit → aggregations → add an aggregate class → click another class</text:p>
          </table:table-cell>
          <table:table-cell office:value-type="string">
            <text:p>a line appears on the diagram linking the two classes, which can be selected under the name of the linked class when one of the classes is selected in the edit menu</text:p>
          </table:table-cell>
          <table:table-cell table:number-columns-repeated="2"/>
        </table:table-row>
        <table:table-row table:style-name="ro1">
          <table:table-cell office:value-type="string">
            <text:p>Edit → aggregations → select an existing aggregation</text:p>
          </table:table-cell>
          <table:table-cell office:value-type="string">
            <text:p>options to delete or change the number of the aggregation</text:p>
          </table:table-cell>
          <table:table-cell table:number-columns-repeated="2"/>
        </table:table-row>
        <table:table-row table:style-name="ro1">
          <table:table-cell office:value-type="string">
            <text:p>Edit → add inherits from</text:p>
          </table:table-cell>
          <table:table-cell office:value-type="string">
            <text:p>works in the same way as “add aggregation”</text:p>
          </table:table-cell>
          <table:table-cell table:number-columns-repeated="2"/>
        </table:table-row>
        <table:table-row table:style-name="ro1">
          <table:table-cell table:number-columns-repeated="4"/>
        </table:table-row>
        <table:table-row table:style-name="ro1">
          <table:table-cell office:value-type="string">
            <text:p>button panel</text:p>
          </table:table-cell>
          <table:table-cell table:number-columns-repeated="3"/>
        </table:table-row>
        <table:table-row table:style-name="ro2">
          <table:table-cell office:value-type="string">
            <text:p>new class</text:p>
          </table:table-cell>
          <table:table-cell office:value-type="string">
            <text:p>brings up a dialog box asking for the name of the new class, cancels appropriately, doesn't allow use of a name already in use</text:p>
          </table:table-cell>
          <table:table-cell office:value-type="string">
            <text:p>nothing can be selected on the diagram panel after the error message if the user tries to enter a name already in use</text:p>
          </table:table-cell>
          <table:table-cell/>
        </table:table-row>
        <table:table-row table:style-name="ro1">
          <table:table-cell office:value-type="string">
            <text:p>delete selected</text:p>
          </table:table-cell>
          <table:table-cell office:value-type="string">
            <text:p>removes selected class from the diagram</text:p>
          </table:table-cell>
          <table:table-cell table:number-columns-repeated="2"/>
        </table:table-row>
        <table:table-row table:style-name="ro1">
          <table:table-cell office:value-type="string">
            <text:p>delete all</text:p>
          </table:table-cell>
          <table:table-cell office:value-type="string">
            <text:p>deletes all classes from the diagram</text:p>
          </table:table-cell>
          <table:table-cell table:number-columns-repeated="2"/>
        </table:table-row>
        <table:table-row table:style-name="ro1">
          <table:table-cell table:number-columns-repeated="4"/>
        </table:table-row>
        <table:table-row table:style-name="ro1">
          <table:table-cell office:value-type="string">
            <text:p>diagram panel – tested with two classes on</text:p>
          </table:table-cell>
          <table:table-cell table:number-columns-repeated="3"/>
        </table:table-row>
        <table:table-row table:style-name="ro1">
          <table:table-cell office:value-type="string">
            <text:p>clicking on a class once</text:p>
          </table:table-cell>
          <table:table-cell office:value-type="string">
            <text:p>selects it, represented as an orange outline around the class</text:p>
          </table:table-cell>
          <table:table-cell table:number-columns-repeated="2"/>
        </table:table-row>
        <table:table-row table:style-name="ro1">
          <table:table-cell office:value-type="string">
            <text:p>double clicking on a class</text:p>
          </table:table-cell>
          <table:table-cell office:value-type="string">
            <text:p>the same as clicking once</text:p>
          </table:table-cell>
          <table:table-cell table:number-columns-repeated="2"/>
        </table:table-row>
        <table:table-row table:style-name="ro1">
          <table:table-cell office:value-type="string">
            <text:p>right clicking on a class</text:p>
          </table:table-cell>
          <table:table-cell office:value-type="string">
            <text:p>nothing</text:p>
          </table:table-cell>
          <table:table-cell table:number-columns-repeated="2"/>
        </table:table-row>
        <table:table-row table:style-name="ro1">
          <table:table-cell office:value-type="string">
            <text:p>clicking and dragging a class</text:p>
          </table:table-cell>
          <table:table-cell office:value-type="string">
            <text:p>the class should be dragged around the diagram. Classes should not be able to be dragged outside the diagram panel</text:p>
          </table:table-cell>
          <table:table-cell office:value-type="string">
            <text:p>classes can be dragged outside the diagram panel</text:p>
          </table:table-cell>
          <table:table-cell office:value-type="string">
            <text:p>no</text:p>
          </table:table-cell>
        </table:table-row>
        <table:table-row table:style-name="ro1">
          <table:table-cell office:value-type="string">
            <text:p>right and left clicking on the background</text:p>
          </table:table-cell>
          <table:table-cell office:value-type="string">
            <text:p>nothing should happen</text:p>
          </table:table-cell>
          <table:table-cell table:number-columns-repeated="2"/>
        </table:table-row>
        <table:table-row table:style-name="ro1">
          <table:table-cell office:value-type="string">
            <text:p>dragging a class over another class</text:p>
          </table:table-cell>
          <table:table-cell office:value-type="string">
            <text:p>the stationary class should be unaffected and remain stationary</text:p>
          </table:table-cell>
          <table:table-cell table:number-columns-repeated="2"/>
        </table:table-row>
      </table:table>
      <table:table table:name="Sheet2" table:style-name="ta1" table:print="false">
        <table:table-column table:style-name="co5" table:default-cell-style-name="Default"/>
        <table:table-row table:style-name="ro1">
          <table:table-cell/>
        </table:table-row>
      </table:table>
      <table:table table:name="Sheet3" table:style-name="ta1" table:print="false">
        <table:table-column table:style-name="co5" table:default-cell-style-name="Default"/>
        <table:table-row table:style-name="ro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GB"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style:style style:name="Default" style:family="table-cell">
      <style:text-properties style:font-name-asian="SimSun"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3-09">09/03/2012</text:date>, <text:time>14:45:5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phoebe murphy</meta:initial-creator>
    <meta:creation-date>2012-03-09T12:50:19.25</meta:creation-date>
    <dc:date>2012-03-09T14:45:50.27</dc:date>
    <dc:creator>phoebe murphy</dc:creator>
    <meta:editing-duration>PT01H20M48S</meta:editing-duration>
    <meta:editing-cycles>8</meta:editing-cycles>
    <meta:generator>OpenOffice.org/3.2$Win32 OpenOffice.org_project/320m18$Build-9502</meta:generator>
    <meta:document-statistic meta:table-count="3" meta:cell-count="113" meta:object-count="0"/>
  </office:meta>
</office:document-meta>
</file>